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kt POI</text:p>
      <text:p text:style-name="Standard"/>
      <text:p text:style-name="Standard"/>
      <text:p text:style-name="P2">Serwer punktów POI</text:p>
      <text:p text:style-name="Standard"/>
      <text:p text:style-name="Standard"/>
      <text:p text:style-name="P2">Repozytorium punktów PO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7-12T11:35:57.45</meta:creation-date>
    <meta:generator>OpenOffice.org/3.0$Win32 OpenOffice.org_project/300m15$Build-9379</meta:generator>
    <dc:date>2009-07-12T11:43:51.18</dc:date>
    <dc:creator>m d</dc:creator>
    <meta:editing-duration>PT00H07M54S</meta:editing-duration>
    <meta:editing-cycles>2</meta:editing-cycles>
    <meta:document-statistic meta:table-count="0" meta:image-count="0" meta:object-count="0" meta:page-count="3" meta:paragraph-count="3" meta:word-count="8" meta:character-count="51"/>
  </office:meta>
</office:document-meta>
</file>